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11" table:style-name="ta1">
        <table:shapes>
          <draw:frame draw:z-index="0" draw:style-name="gr1" draw:text-style-name="P1" svg:width="453.26pt" svg:height="255.26pt" svg:x="313.6pt" svg:y="27.1pt">
            <draw:object draw:notify-on-update-of-ranges="data11.A1:data11.A19 data11.B1:data1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1]/300;2)%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ROUND([.B2]/300;2)%" office:value-type="percentage" office:value="0.0022" calcext:value-type="percentage">
            <text:p>0.22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ROUND([.B3]/300;2)%" office:value-type="percentage" office:value="0.0223" calcext:value-type="percentage">
            <text:p>2.23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84" calcext:value-type="float">
            <text:p>2784</text:p>
          </table:table-cell>
          <table:table-cell/>
          <table:table-cell table:formula="of:=ROUND([.B4]/300;2)%" office:value-type="percentage" office:value="0.0928" calcext:value-type="percentage">
            <text:p>9.28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78" calcext:value-type="float">
            <text:p>5378</text:p>
          </table:table-cell>
          <table:table-cell/>
          <table:table-cell table:formula="of:=ROUND([.B5]/300;2)%" office:value-type="percentage" office:value="0.1793" calcext:value-type="percentage">
            <text:p>17.93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24" calcext:value-type="float">
            <text:p>6424</text:p>
          </table:table-cell>
          <table:table-cell/>
          <table:table-cell table:formula="of:=ROUND([.B6]/300;2)%" office:value-type="percentage" office:value="0.2141" calcext:value-type="percentage">
            <text:p>21.41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55" calcext:value-type="float">
            <text:p>5655</text:p>
          </table:table-cell>
          <table:table-cell/>
          <table:table-cell table:formula="of:=ROUND([.B7]/300;2)%" office:value-type="percentage" office:value="0.1885" calcext:value-type="percentage">
            <text:p>18.85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67" calcext:value-type="float">
            <text:p>4067</text:p>
          </table:table-cell>
          <table:table-cell/>
          <table:table-cell table:formula="of:=ROUND([.B8]/300;2)%" office:value-type="percentage" office:value="0.1356" calcext:value-type="percentage">
            <text:p>13.56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90" calcext:value-type="float">
            <text:p>2490</text:p>
          </table:table-cell>
          <table:table-cell/>
          <table:table-cell table:formula="of:=ROUND([.B9]/300;2)%" office:value-type="percentage" office:value="0.083" calcext:value-type="percentage">
            <text:p>8.3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34" calcext:value-type="float">
            <text:p>1334</text:p>
          </table:table-cell>
          <table:table-cell/>
          <table:table-cell table:formula="of:=ROUND([.B10]/300;2)%" office:value-type="percentage" office:value="0.0445" calcext:value-type="percentage">
            <text:p>4.45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ROUND([.B11]/300;2)%" office:value-type="percentage" office:value="0.0208" calcext:value-type="percentage">
            <text:p>2.08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ROUND([.B12]/300;2)%" office:value-type="percentage" office:value="0.0101" calcext:value-type="percentage">
            <text:p>1.01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ROUND([.B13]/300;2)%" office:value-type="percentage" office:value="0.0042" calcext:value-type="percentage">
            <text:p>0.42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ROUND([.B14]/300;2)%" office:value-type="percentage" office:value="0.0016" calcext:value-type="percentage">
            <text:p>0.16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ROUND([.B15]/300;2)%" office:value-type="percentage" office:value="0.0007" calcext:value-type="percentage">
            <text:p>0.07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/>
          <table:table-cell table:formula="of:=ROUND([.B16]/300;2)%" office:value-type="percentage" office:value="0.0001" calcext:value-type="percentage">
            <text:p>0.01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17]/300;2)%" office:value-type="percentage" office:value="0.0001" calcext:value-type="percentage">
            <text:p>0.01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18]/300;2)%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19]/300;2)%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: 30000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21:19:48.848109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2T21:26:42.499174300</dc:date>
    <meta:editing-duration>PT14M14S</meta:editing-duration>
    <meta:editing-cycles>3</meta:editing-cycles>
    <meta:generator>LibreOffice/6.1.5.2$Linux_X86_64 LibreOffice_project/10$Build-2</meta:generator>
    <meta:document-statistic meta:table-count="1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style-name="ch1">
        <chart:legend chart:legend-position="end" svg:x="13.728cm" svg:y="4.204cm" style:legend-expansion="high" chart:style-name="ch2"/>
        <chart:plot-area chart:style-name="ch3" table:cell-range-address="data11.A1:data11.B19" chart:data-source-has-labels="column" svg:x="1.604cm" svg:y="0.92cm" svg:width="12.077cm" svg:height="7.663cm">
          <chartooo:coordinate-region svg:x="2.596cm" svg:y="1.119cm" svg:width="11.085cm" svg:height="6.817cm"/>
          <chart:axis chart:dimension="x" chart:name="primary-x" chart:style-name="ch4" chartooo:axis-type="auto">
            <chartooo:date-scale/>
            <chart:title svg:x="6.817cm" svg:y="8.446cm" chart:style-name="ch5">
              <text:p>tree height</text:p>
            </chart:title>
            <chart:categories table:cell-range-address="data11.A1:data11.A19"/>
            <chart:grid chart:style-name="ch6" chart:class="major"/>
          </chart:axis>
          <chart:axis chart:dimension="y" chart:name="primary-y" chart:style-name="ch7">
            <chart:title svg:x="0.725cm" svg:y="5.523cm" chart:style-name="ch8">
              <text:p>frequency</text:p>
            </chart:title>
            <chart:grid chart:style-name="ch6" chart:class="major"/>
          </chart:axis>
          <chart:series chart:style-name="ch9" chart:values-cell-range-address="data11.B1:data11.B19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8">
                <text:p>18</text:p>
                <draw:g>
                  <svg:desc>data11.A1:data11.A19</svg:desc>
                </draw:g>
              </table:table-cell>
              <table:table-cell office:value-type="float" office:value="1">
                <text:p>1</text:p>
                <draw:g>
                  <svg:desc>data11.B1:data11.B19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378">
                <text:p>537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655">
                <text:p>56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